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B100000DB36CCA4C69FCD455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db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6cm, 0cm, 37.227cm, 0cm)" draw:luminance="-100%" draw:contrast="7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671cm, 0.751cm, 37.227cm, 0cm)" draw:luminance="-70%" draw:contrast="6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.212cm" svg:y="0.369cm" svg:width="19.267cm" svg:height="15.111cm" draw:z-index="1"><draw:image xlink:href="Pictures/10000000000009B100000DB36CCA4C69FCD45528.png" xlink:type="simple" xlink:show="embed" xlink:actuate="onLoad" loext:mime-type="image/png"/></draw:frame></text:p>
      <text:p text:style-name="P1"><draw:frame draw:style-name="fr1" draw:name="Image2" text:anchor-type="char" svg:x="-0.035cm" svg:y="1.406cm" svg:width="19.542cm" svg:height="15.182cm" draw:z-index="0"><draw:image xlink:href="Pictures/10000000000009B100000DB36CCA4C69FCD4552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5:54:52.937386175</meta:creation-date>
    <dc:date>2020-06-30T09:48:29.042779308</dc:date>
    <meta:editing-duration>PT25M8S</meta:editing-duration>
    <meta:editing-cycles>8</meta:editing-cycles>
    <meta:generator>LibreOffice/6.4.3.2$Linux_X86_64 LibreOffice_project/4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